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tyle:font-face style:name="Times New Roman" svg:font-family="'Times New Roman'"/>
    <style:font-face style:name="apple-system" svg:font-family="apple-system, BlinkMacSystemFont, 'Segoe UI', Helvetica, Arial, sans-serif, 'Apple Color Emoji', 'Segoe UI Emoji'"/>
    <style:font-face style:name="Times New Roman1"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00%" fo:text-align="center" style:justify-single-word="false"/>
    </style:style>
    <style:style style:name="P2" style:family="paragraph" style:parent-style-name="Standard">
      <style:paragraph-properties fo:line-height="100%" fo:text-align="start" style:justify-single-word="false"/>
    </style:style>
    <style:style style:name="P3" style:family="paragraph" style:parent-style-name="Standard">
      <style:paragraph-properties fo:line-height="100%" fo:text-align="center" style:justify-single-word="false"/>
      <style:text-properties style:use-window-font-color="true" style:font-name="Calibri1" fo:font-size="11pt" fo:font-weight="normal" fo:background-color="transparent" style:font-name-asian="Calibri1" style:font-name-complex="Calibri1"/>
    </style:style>
    <style:style style:name="P4"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5" style:family="paragraph" style:parent-style-name="Standard">
      <style:paragraph-properties fo:line-height="100%" fo:text-align="center" style:justify-single-word="false"/>
      <style:text-properties style:use-window-font-color="true" style:font-name="Times New Roman" fo:font-size="15pt" fo:font-weight="bold" fo:background-color="transparent" style:font-name-asian="Times New Roman" style:font-name-complex="Times New Roman"/>
    </style:style>
    <style:style style:name="P6" style:family="paragraph" style:parent-style-name="Standard">
      <style:paragraph-properties fo:line-height="100%" fo:text-align="center" style:justify-single-word="false"/>
      <style:text-properties style:use-window-font-color="true" style:font-name="Times New Roman" fo:font-size="13pt" fo:font-weight="bold" fo:background-color="transparent" style:font-name-asian="Times New Roman" style:font-name-complex="Times New Roman"/>
    </style:style>
    <style:style style:name="P7" style:family="paragraph" style:parent-style-name="Standard">
      <style:paragraph-properties fo:line-height="100%" fo:text-align="start" style:justify-single-word="false"/>
      <style:text-properties style:use-window-font-color="true" style:font-name="Times New Roman" fo:font-size="13pt" fo:font-weight="normal" fo:background-color="transparent" style:font-name-asian="Times New Roman" style:font-name-complex="Times New Roman"/>
    </style:style>
    <style:style style:name="P8" style:family="paragraph" style:parent-style-name="Standard">
      <style:paragraph-properties fo:line-height="100%" fo:text-align="start" style:justify-single-word="false"/>
    </style:style>
    <style:style style:name="T1" style:family="text">
      <style:text-properties style:use-window-font-color="true" style:font-name="Times New Roman" fo:font-size="15pt" fo:font-weight="normal" fo:background-color="transparent" style:font-name-asian="Times New Roman" style:font-name-complex="Times New Roman"/>
    </style:style>
    <style:style style:name="T2" style:family="text">
      <style:text-properties style:use-window-font-color="true" style:font-name="Times New Roman" fo:font-size="13pt" fo:font-weight="normal" fo:background-color="transparent" style:font-name-asian="Times New Roman" style:font-name-complex="Times New Roman"/>
    </style:style>
    <style:style style:name="T3" style:family="text">
      <style:text-properties fo:font-variant="normal" fo:text-transform="none" fo:color="#0366d6" style:font-name="apple-system" fo:font-size="13.5pt" fo:letter-spacing="normal" fo:font-style="normal" style:text-underline-style="solid" style:text-underline-width="auto" style:text-underline-color="font-color" fo:font-weight="bold"/>
    </style:style>
    <style:style style:name="T4" style:family="text">
      <style:text-properties fo:font-variant="normal" fo:text-transform="none" fo:color="#0366d6" style:font-name="apple-system" fo:font-size="13.5pt" fo:letter-spacing="normal" fo:font-style="normal" style:text-underline-style="solid" style:text-underline-width="auto" style:text-underline-color="font-color" fo:font-weight="bold" fo:background-color="transparent" style:font-name-asian="Times New Roman" style:font-name-complex="Times New Roma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Piotr Matiaszewski, Bartosz Miko</text:span><text:span text:style-name="T1">łajczyk</text:span></text:p>
      <text:p text:style-name="P3"/>
      <text:p text:style-name="P5">Faculty of Physics and Applied Computer Science</text:p>
      <text:p text:style-name="P5">AGH University of Science and Technology</text:p>
      <text:p text:style-name="P3"/>
      <text:p text:style-name="P5">Introduction to CUDA and OpenCL</text:p>
      <text:p text:style-name="P3"/>
      <text:p text:style-name="P6">Laboratory report nr 6</text:p>
      <text:p text:style-name="P3"/>
      <text:p text:style-name="P3"/>
      <text:p text:style-name="P2"><text:span text:style-name="T2"><text:tab/>During our last laboratory classes we were introducted to some OpenCL codes and we were supposed to </text:span><text:span text:style-name="T2">get familiar with the framework and understand its advantages</text:span><text:span text:style-name="T2">. First thing that we noticed is that OpenCL is very similar to CUDA in so many aspects, especially in hierarchical </text:span><text:span text:style-name="T2">„</text:span><text:span text:style-name="T2">programming</text:span><text:span text:style-name="T2">”</text:span><text:span text:style-name="T2"> structure. <text:s/>By using OpenCL, we can use all the computations units that we have in our system, what reduces computation time and is a huge advantage for our programming. </text:span></text:p>
      <text:p text:style-name="P4"/>
      <text:p text:style-name="P2"><text:span text:style-name="T2"><text:tab/>OpenCL also uses C and C++ languages extentions and provides us a friendly programming environment. After discussing pros and cons of using </text:span><text:span text:style-name="T2">the software, we got to see a few practical examples of what the code</text:span><text:span text:style-name="T2"> looks like. We an</text:span><text:span text:style-name="T2">alysed a simple "VectorAdd" program, and were given a task to expand it in a way so we can "chain" vector additions. Having access to the code written in C++ which created a vector called C by adding vectors A and B, it was an easy task to create subsequent vectors D = C + E and F = D + G, where E and G were vectors with random values in them.</text:span></text:p>
      <text:p text:style-name="P3"/>
      <text:p text:style-name="P2"><text:span text:style-name="T2"><text:tab/></text:span><text:span text:style-name="T2">The resulting code ended up looking like this:</text:span></text:p>
      <text:p text:style-name="P3"/>
      <text:p text:style-name="P7">#define __CL_ENABLE_EXCEPTIONS</text:p>
      <text:p text:style-name="P4"/>
      <text:p text:style-name="P7">#include "cl.hpp"</text:p>
      <text:p text:style-name="P4"/>
      <text:p text:style-name="P7">#include "util.hpp" // utility library</text:p>
      <text:p text:style-name="P4"/>
      <text:p text:style-name="P7">#include &lt;vector&gt;</text:p>
      <text:p text:style-name="P7">#include &lt;cstdio&gt;</text:p>
      <text:p text:style-name="P7">#include &lt;cstdlib&gt;</text:p>
      <text:p text:style-name="P7">#include &lt;string&gt;</text:p>
      <text:p text:style-name="P4"/>
      <text:p text:style-name="P7">#include &lt;iostream&gt;</text:p>
      <text:p text:style-name="P7">#include &lt;fstream&gt;</text:p>
      <text:p text:style-name="P4"/>
      <text:p text:style-name="P7">// pick up device type from compiler command line or from the default type</text:p>
      <text:p text:style-name="P7">#ifndef DEVICE</text:p>
      <text:p text:style-name="P7">#define DEVICE CL_DEVICE_TYPE_DEFAULT</text:p>
      <text:p text:style-name="P7">#endif</text:p>
      <text:p text:style-name="P4"/>
      <text:p text:style-name="P7">#include &lt;err_code.h&gt;</text:p>
      <text:p text:style-name="P4"/>
      <text:p text:style-name="P7">//------------------------------------------------------------------------------</text:p>
      <text:p text:style-name="P4"><text:soft-page-break/></text:p>
      <text:p text:style-name="P7">#define TOL <text:s text:c="3"/>(0.001) <text:s text:c="2"/>// tolerance used in floating point comparisons</text:p>
      <text:p text:style-name="P7">#define LENGTH (1024) <text:s text:c="3"/>// length of vectors a, b, and c</text:p>
      <text:p text:style-name="P4"/>
      <text:p text:style-name="P7">int main(void)</text:p>
      <text:p text:style-name="P7">{</text:p>
      <text:p text:style-name="P7"><text:s text:c="4"/>std::vector&lt;float&gt; h_a(LENGTH); <text:s text:c="15"/>// a vector</text:p>
      <text:p text:style-name="P7"><text:s text:c="4"/>std::vector&lt;float&gt; h_b(LENGTH); <text:s text:c="15"/>// b vector</text:p>
      <text:p text:style-name="P7"><text:s text:c="4"/>std::vector&lt;float&gt; h_c(LENGTH, 0xdeadbeef); <text:s text:c="3"/>// c = a + b, from compute device</text:p>
      <text:p text:style-name="P4"/>
      <text:p text:style-name="P7"><text:s text:c="4"/>std::vector&lt;float&gt; h_d(LENGTH);</text:p>
      <text:p text:style-name="P7"><text:s text:c="4"/>std::vector&lt;float&gt; h_e(LENGTH);</text:p>
      <text:p text:style-name="P7"><text:s text:c="4"/>std::vector&lt;float&gt; h_f(LENGTH);</text:p>
      <text:p text:style-name="P7"><text:s text:c="4"/>std::vector&lt;float&gt; h_g(LENGTH);</text:p>
      <text:p text:style-name="P4"/>
      <text:p text:style-name="P4"/>
      <text:p text:style-name="P7"><text:s text:c="4"/>cl::Buffer d_a; <text:s text:c="23"/>// device memory used for the input <text:s/>a vector</text:p>
      <text:p text:style-name="P7"><text:s text:c="4"/>cl::Buffer d_b; <text:s text:c="23"/>// device memory used for the input <text:s/>b vector</text:p>
      <text:p text:style-name="P7"><text:s text:c="4"/>cl::Buffer d_c; <text:s text:c="22"/>// device memory used for the output c vector</text:p>
      <text:p text:style-name="P4"/>
      <text:p text:style-name="P7"><text:s text:c="4"/>cl::Buffer d_d;</text:p>
      <text:p text:style-name="P7"><text:s text:c="4"/>cl::Buffer d_e;</text:p>
      <text:p text:style-name="P7"><text:s text:c="4"/>cl::Buffer d_f;</text:p>
      <text:p text:style-name="P7"><text:s text:c="4"/>cl::Buffer d_g;</text:p>
      <text:p text:style-name="P4"/>
      <text:p text:style-name="P4"/>
      <text:p text:style-name="P7"><text:s text:c="4"/>// Fill vectors a and b with random float values</text:p>
      <text:p text:style-name="P7"><text:s text:c="4"/>int count = LENGTH;</text:p>
      <text:p text:style-name="P7"><text:s text:c="4"/>for(int i = 0; i &lt; count; i++)</text:p>
      <text:p text:style-name="P7"><text:s text:c="4"/>{</text:p>
      <text:p text:style-name="P7"><text:s text:c="8"/>h_a[i] <text:s/>= rand() / (float)RAND_MAX;</text:p>
      <text:p text:style-name="P7"><text:s text:c="8"/>h_b[i] <text:s/>= rand() / (float)RAND_MAX;</text:p>
      <text:p text:style-name="P7"><text:s text:c="8"/>h_e[i] <text:s/>= rand() / (float)RAND_MAX;</text:p>
      <text:p text:style-name="P7"><text:s text:c="8"/>h_g[i] <text:s/>= rand() / (float)RAND_MAX;</text:p>
      <text:p text:style-name="P7"><text:s text:c="4"/>}</text:p>
      <text:p text:style-name="P4"/>
      <text:p text:style-name="P7"><text:s text:c="4"/>try</text:p>
      <text:p text:style-name="P7"><text:s text:c="4"/>{</text:p>
      <text:p text:style-name="P7"><text:s text:c="8"/>// Create a context</text:p>
      <text:p text:style-name="P7"><text:s text:c="8"/>cl::Context context(DEVICE);</text:p>
      <text:p text:style-name="P4"/>
      <text:p text:style-name="P7"><text:s text:c="8"/>// Load in kernel source, creating a program object for the context</text:p>
      <text:p text:style-name="P4"/>
      <text:p text:style-name="P7"><text:s text:c="8"/>cl::Program program(context, util::loadProgram("vadd.cl"), true);</text:p>
      <text:p text:style-name="P4"/>
      <text:p text:style-name="P7"><text:s text:c="8"/>// Get the command queue</text:p>
      <text:p text:style-name="P7"><text:s text:c="8"/>cl::CommandQueue queue(context);</text:p>
      <text:p text:style-name="P4"/>
      <text:p text:style-name="P7"><text:s text:c="8"/>// Create the kernel functor</text:p>
      <text:p text:style-name="P4"/>
      <text:p text:style-name="P7"><text:soft-page-break/><text:s text:c="8"/>cl::make_kernel&lt;cl::Buffer, cl::Buffer, cl::Buffer, int&gt; vadd(program, "vadd");</text:p>
      <text:p text:style-name="P4"/>
      <text:p text:style-name="P7"><text:s text:c="8"/>d_a <text:s text:c="2"/>= cl::Buffer(context, h_a.begin(), h_a.end(), true);</text:p>
      <text:p text:style-name="P7"><text:s text:c="8"/>d_b <text:s text:c="2"/>= cl::Buffer(context, h_b.begin(), h_b.end(), true);</text:p>
      <text:p text:style-name="P7"><text:s text:c="8"/>d_e <text:s text:c="2"/>= cl::Buffer(context, h_e.begin(), h_e.end(), true);</text:p>
      <text:p text:style-name="P7"><text:s text:c="8"/>d_g <text:s text:c="2"/>= cl::Buffer(context, h_g.begin(), h_g.end(), true);</text:p>
      <text:p text:style-name="P4"/>
      <text:p text:style-name="P7"><text:s text:c="8"/>d_c <text:s/>= cl::Buffer(context, CL_MEM_READ_WRITE, sizeof(float) * LENGTH);</text:p>
      <text:p text:style-name="P4"/>
      <text:p text:style-name="P7"><text:s text:c="8"/>d_d <text:s/>= cl::Buffer(context, CL_MEM_READ_WRITE, sizeof(float) * LENGTH);</text:p>
      <text:p text:style-name="P4"/>
      <text:p text:style-name="P7"><text:s text:c="8"/>d_f = <text:s/>cl::Buffer(context, CL_MEM_READ_WRITE, sizeof(float) * LENGTH);</text:p>
      <text:p text:style-name="P4"/>
      <text:p text:style-name="P7"><text:s text:c="8"/>util::Timer timer;</text:p>
      <text:p text:style-name="P4"/>
      <text:p text:style-name="P7"><text:s text:c="8"/>vadd(</text:p>
      <text:p text:style-name="P7"><text:s text:c="12"/>cl::EnqueueArgs(</text:p>
      <text:p text:style-name="P7"><text:s text:c="16"/>queue,</text:p>
      <text:p text:style-name="P7"><text:s text:c="16"/>cl::NDRange(count)),</text:p>
      <text:p text:style-name="P7"><text:s text:c="12"/>d_a,</text:p>
      <text:p text:style-name="P7"><text:s text:c="12"/>d_b,</text:p>
      <text:p text:style-name="P7"><text:s text:c="12"/>d_c,</text:p>
      <text:p text:style-name="P7"><text:s text:c="12"/>count);</text:p>
      <text:p text:style-name="P4"/>
      <text:p text:style-name="P7"><text:s text:c="8"/>vadd(</text:p>
      <text:p text:style-name="P7"><text:s text:c="12"/>cl::EnqueueArgs(</text:p>
      <text:p text:style-name="P7"><text:s text:c="16"/>queue,</text:p>
      <text:p text:style-name="P7"><text:s text:c="16"/>cl::NDRange(count)),</text:p>
      <text:p text:style-name="P7"><text:s text:c="12"/>d_c,</text:p>
      <text:p text:style-name="P7"><text:s text:c="12"/>d_e,</text:p>
      <text:p text:style-name="P7"><text:s text:c="12"/>d_d,</text:p>
      <text:p text:style-name="P7"><text:s text:c="12"/>count);</text:p>
      <text:p text:style-name="P4"/>
      <text:p text:style-name="P7"><text:s text:c="8"/>vadd(</text:p>
      <text:p text:style-name="P7"><text:s text:c="12"/>cl::EnqueueArgs(</text:p>
      <text:p text:style-name="P7"><text:s text:c="16"/>queue,</text:p>
      <text:p text:style-name="P7"><text:s text:c="16"/>cl::NDRange(count)),</text:p>
      <text:p text:style-name="P7"><text:s text:c="12"/>d_d,</text:p>
      <text:p text:style-name="P7"><text:s text:c="12"/>d_g,</text:p>
      <text:p text:style-name="P7"><text:s text:c="12"/>d_f,</text:p>
      <text:p text:style-name="P7"><text:s text:c="12"/>count);</text:p>
      <text:p text:style-name="P4"/>
      <text:p text:style-name="P7"><text:s text:c="8"/>queue.finish();</text:p>
      <text:p text:style-name="P4"/>
      <text:p text:style-name="P7"><text:s text:c="8"/>double rtime = static_cast&lt;double&gt;(timer.getTimeMilliseconds()) / 1000.0;</text:p>
      <text:p text:style-name="P7"><text:s text:c="8"/>printf("\nThe kernels ran in %lf seconds\n", rtime);</text:p>
      <text:p text:style-name="P4"/>
      <text:p text:style-name="P7"><text:s text:c="8"/>cl::copy(queue, d_c, h_c.begin(), h_c.end());</text:p>
      <text:p text:style-name="P7"><text:s text:c="8"/>cl::copy(queue, d_d, h_d.begin(), h_d.end());</text:p>
      <text:p text:style-name="P7"><text:soft-page-break/><text:s text:c="8"/>cl::copy(queue, d_f, h_f.begin(), h_f.end());</text:p>
      <text:p text:style-name="P4"/>
      <text:p text:style-name="P7"><text:s text:c="8"/>// Test the results</text:p>
      <text:p text:style-name="P7"><text:s text:c="8"/>int correct = 0;</text:p>
      <text:p text:style-name="P7"><text:s text:c="8"/>float tmp;</text:p>
      <text:p text:style-name="P7"><text:s text:c="8"/>for(int i = 0; i &lt; count; i++) {</text:p>
      <text:p text:style-name="P7"><text:s text:c="12"/>tmp = h_d[i] + h_g[i]; // expected value for d_c[i]</text:p>
      <text:p text:style-name="P7"><text:s text:c="12"/>tmp -= h_f[i]; <text:s text:c="21"/>// compute errors</text:p>
      <text:p text:style-name="P4"/>
      <text:p text:style-name="P4"/>
      <text:p text:style-name="P7"><text:s text:c="12"/>if(tmp*tmp &lt; TOL*TOL) { <text:s text:c="5"/>// correct if square deviation is less</text:p>
      <text:p text:style-name="P7"><text:s text:c="16"/>correct++; <text:s text:c="24"/>// <text:s/>than tolerance squared</text:p>
      <text:p text:style-name="P7"><text:s text:c="12"/>}</text:p>
      <text:p text:style-name="P7"><text:s text:c="12"/>else {</text:p>
      <text:p text:style-name="P4"/>
      <text:p text:style-name="P7"><text:s text:c="16"/>printf(</text:p>
      <text:p text:style-name="P7"><text:s text:c="20"/>" tmp1 %f h_d %f h_g %f <text:s/>h_f %f \n",</text:p>
      <text:p text:style-name="P7"><text:s text:c="20"/>tmp,</text:p>
      <text:p text:style-name="P7"><text:s text:c="20"/>h_d[i],</text:p>
      <text:p text:style-name="P7"><text:s text:c="20"/>h_g[i],</text:p>
      <text:p text:style-name="P7"><text:s text:c="20"/>h_f[i]);</text:p>
      <text:p text:style-name="P7"><text:s text:c="12"/>}</text:p>
      <text:p text:style-name="P7"><text:s text:c="8"/>}</text:p>
      <text:p text:style-name="P4"/>
      <text:p text:style-name="P7"><text:s text:c="8"/>printf(</text:p>
      <text:p text:style-name="P7"><text:s text:c="12"/>"vector adds to find F = D+G: <text:s/>%d out of %d results were correct.\n",</text:p>
      <text:p text:style-name="P7"><text:s text:c="12"/>correct,</text:p>
      <text:p text:style-name="P7"><text:s text:c="12"/>count);</text:p>
      <text:p text:style-name="P7"><text:s text:c="4"/>}</text:p>
      <text:p text:style-name="P4"/>
      <text:p text:style-name="P7"><text:s text:c="4"/>catch (cl::Error err) {</text:p>
      <text:p text:style-name="P7"><text:s text:c="8"/>std::cout &lt;&lt; "Exception\n";</text:p>
      <text:p text:style-name="P7"><text:s text:c="8"/>std::cerr</text:p>
      <text:p text:style-name="P7"><text:s text:c="12"/>&lt;&lt; "ERROR: "</text:p>
      <text:p text:style-name="P7"><text:s text:c="12"/>&lt;&lt; err.what()</text:p>
      <text:p text:style-name="P7"><text:s text:c="12"/>&lt;&lt; "("</text:p>
      <text:p text:style-name="P7"><text:s text:c="12"/>&lt;&lt; err_code(err.err())</text:p>
      <text:p text:style-name="P7"><text:s text:c="11"/>&lt;&lt; ")"</text:p>
      <text:p text:style-name="P7"><text:s text:c="11"/>&lt;&lt; std::endl;</text:p>
      <text:p text:style-name="P7"><text:s text:c="4"/>}</text:p>
      <text:p text:style-name="P7">}</text:p>
      <text:p text:style-name="P7"/>
      <text:p text:style-name="P2"><text:span text:style-name="T2"><text:tab/></text:span></text:p>
      <text:p text:style-name="P2"><text:span text:style-name="T2"/></text:p>
      <text:p text:style-name="P2"><text:span text:style-name="T2"><text:tab/>As the class went on, we were tasked to not only finish the aforementioned code in C++, but to do the same in C and compare the two versions. The C code can be seen on our Github repository named OpenCL-Codes (Just in order not to make more mess in here). <text:s/></text:span></text:p>
      <text:p text:style-name="P7"/>
      <text:p text:style-name="P7"><text:tab/></text:p>
      <text:p text:style-name="P7"><text:soft-page-break/></text:p>
      <text:p text:style-name="P7"/>
      <text:p text:style-name="P7"><text:tab/>What sticks out the most at first glance is the difference in error checking between the two codes. In C++, there is little to none code which controls errors. That is due to the inclusion of the "cl.hpp" header file. Thanks to it we can use many interesting functions way more easily than in the C code without using it. It also makes the code look way more organised, the importance of which cannot be understated when being faced with creating more advanced and bigger projects.</text:p>
      <text:p text:style-name="P7"/>
      <text:p text:style-name="P7"><text:tab/>However, it is worth mentioning that while the improvement in code clarity is significant, there has been no increase in time performance between the programs. It should be noted that this might not be the case when faced with bigger data, but with 2&lt;&lt;26 elements we could not discern the faster program between the tw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tyle:font-face style:name="Times New Roman" svg:font-family="'Times New Roman'"/>
    <style:font-face style:name="apple-system" svg:font-family="apple-system, BlinkMacSystemFont, 'Segoe UI', Helvetica, Arial, sans-serif, 'Apple Color Emoji', 'Segoe UI Emoji'"/>
    <style:font-face style:name="Times New Roman1"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style:use-window-font-color="true"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cm" fo:margin-bottom="0.499cm"/>
    </style:style>
    <style:style style:name="Heading_20_1" style:display-name="Heading 1" style:family="paragraph" style:parent-style-name="Heading" style:next-style-name="Text_20_body" style:default-outline-level="1" style:list-style-name="" style:class="text">
      <style:text-properties style:font-name="Times New Roman1" fo:font-size="24pt" fo:font-weight="bold" style:font-name-asian="Lucida Sans Unicode" style:font-size-asian="24pt" style:font-weight-asian="bold" style:font-name-complex="Tahoma" style:font-size-complex="2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0" meta:object-count="0" meta:page-count="5" meta:paragraph-count="137" meta:word-count="848" meta:character-count="6630"/>
    <dc:date>2020-01-02T23:40:36.06</dc:date>
    <meta:editing-duration>PT6M42S</meta:editing-duration>
    <meta:editing-cycles>1</meta:editing-cycles>
    <meta:generator>OpenOffice/4.1.6$Win32 OpenOffice.org_project/416m1$Build-9790</meta:generator>
  </office:meta>
</office:document-meta>
</file>